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26cm" svg:height="4.064cm" svg:x="1.905cm" svg:y="6.096cm">
          <text:list text:style-name="L1">
            <text:list-header>
              <text:p/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3.462cm" svg:height="2.159cm" svg:x="3.81cm" svg:y="1.905cm">
          <text:p text:style-name="P2">Metropolitan Hockey Club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25cm" svg:height="0.886cm" svg:x="8.909cm" svg:y="4.575cm">
          <draw:text-box>
            <text:p text:style-name="P2"><text:span text:style-name="T1">Add Team</text:span></text:p>
          </draw:text-box>
        </draw:frame>
        <draw:custom-shape draw:style-name="gr2" draw:text-style-name="P2" draw:layer="layout" svg:width="3.937cm" svg:height="1.016cm" svg:x="5.461cm" svg:y="6.477cm">
          <text:p text:style-name="P4"><text:span text:style-name="T2">Name</text:span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51cm" svg:height="0.635cm" svg:x="17.399cm" svg:y="7.874cm">
          <text:p text:style-name="P2"><text:span text:style-name="T2"/></text:p>
          <text:p text:style-name="P2"><text:span text:style-name="T3"/></text:p>
          <text:p text:style-name="P2"><text:span text:style-name="T3">Add</text:span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683cm" svg:height="0.635cm" svg:x="5.461cm" svg:y="8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37cm" svg:height="1.016cm" svg:x="10.922cm" svg:y="6.604cm">
          <text:p text:style-name="P4"><text:span text:style-name="T2">Owner</text:span>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683cm" svg:height="0.635cm" svg:x="11.049cm" svg:y="8.0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0T15:06:21.184276408</meta:creation-date>
    <dc:date>2015-05-10T16:42:58.716851544</dc:date>
    <meta:editing-duration>PT1H1M36S</meta:editing-duration>
    <meta:editing-cycles>18</meta:editing-cycles>
    <meta:generator>LibreOffice/4.2.8.2$Linux_X86_64 LibreOffice_project/420m0$Build-2</meta:generator>
    <meta:document-statistic meta:object-count="8"/>
  </office:meta>
</office:document-meta>
</file>